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6e51" officeooo:paragraph-rsid="00186e51"/>
    </style:style>
    <style:style style:name="P2" style:family="paragraph" style:parent-style-name="Standard">
      <style:text-properties fo:font-weight="bold" officeooo:rsid="00186e51" officeooo:paragraph-rsid="00186e5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 0* : Définir une UE</text:p>
      <text:p text:style-name="P1"/>
      <text:p text:style-name="P1"><text:span text:style-name="T2">Responsable</text:span> : Sarra</text:p>
      <text:p text:style-name="P1"/>
      <text:p text:style-name="P1"><text:span text:style-name="T2">Description</text:span> : un enseignant veut ajouter une nouvelle UE</text:p>
      <text:p text:style-name="P1"/>
      <text:p text:style-name="P1"><text:span text:style-name="T2">Acteur </text:span>: L'enseignant</text:p>
      <text:p text:style-name="P1"/>
      <text:p text:style-name="P1"><text:span text:style-name="T2">Pre-condition :</text:span> L'enseignant est logué.</text:p>
      <text:p text:style-name="P1"/>
      <text:p text:style-name="P1"><text:span text:style-name="T2">Scenario nominal </text:span>: </text:p>
      <text:p text:style-name="P1">1) L'enseignant choisit « créer une nouvelle UE »</text:p>
      <text:p text:style-name="P1">2)le système affiche un formulaire et invite l'enseignant à entrer le nom de l'UE</text:p>
      <text:p text:style-name="P1">3)l'enseignant entre un nom puis valide</text:p>
      <text:p text:style-name="P1">4) le système vérifie si le nom de l'UE n'est pas déjà défini</text:p>
      <text:p text:style-name="P1">5)le système affiche « voulez vous créé l'UE XX »</text:p>
      <text:p text:style-name="P1">6)l'enseignant valide</text:p>
      <text:p text:style-name="P1">7)le système affiche la liste des UE </text:p>
      <text:p text:style-name="P1">8)l'enseignant termine</text:p>
      <text:p text:style-name="P1"/>
      <text:p text:style-name="P2">E1 : UE déjà presente</text:p>
      <text:p text:style-name="P1">En SN4 si l'UE existe déjà le système affiche «  L'UE entrer existe déjà »</text:p>
      <text:p text:style-name="P1">fin de l'interaction</text:p>
      <text:p text:style-name="P1"/>
      <text:p text:style-name="P2">E2 : Annulation</text:p>
      <text:p text:style-name="P1">En SN3 et SN5 si l'enseignant souhaite annuler, fin de l'interaction</text:p>
      <text:p text:style-name="P1"/>
      <text:p text:style-name="P2">A1 :UE mal saisit</text:p>
      <text:p text:style-name="P1">En SN5 si l'enseignant choisit « Retour » Retour en SN2</text:p>
      <text:p text:style-name="P1"/>
      <text:p text:style-name="P1"><text:span text:style-name="T2">Post-condition</text:span> : le système a crée une nouvelle U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4:07:19.344000000</meta:creation-date>
    <dc:date>2016-10-16T14:19:20.988000000</dc:date>
    <meta:editing-duration>PT12M1S</meta:editing-duration>
    <meta:editing-cycles>1</meta:editing-cycles>
    <meta:document-statistic meta:table-count="0" meta:image-count="0" meta:object-count="0" meta:page-count="1" meta:paragraph-count="22" meta:word-count="153" meta:character-count="855" meta:non-whitespace-character-count="721"/>
    <meta:generator>LibreOffice/5.0.2.2$Windows_x86 LibreOffice_project/37b43f919e4de5eeaca9b9755ed688758a8251fe</meta:generator>
  </office:meta>
</office:document-meta>
</file>